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4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Ag129</text:p>
          </table:table-cell>
          <table:table-cell table:style-name="Default" office:value-type="float" office:value="0.046" calcext:value-type="float">
            <text:p>0.04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29</text:p>
          </table:table-cell>
          <table:table-cell office:value-type="string" calcext:value-type="string">
            <text:p>hists/Ag129.root</text:p>
          </table:table-cell>
          <table:table-cell office:value-type="float" office:value="0.01" calcext:value-type="float">
            <text:p>0.01</text:p>
          </table:table-cell>
          <table:table-cell table:formula="of:=[.C4]*4" office:value-type="float" office:value="0.184" calcext:value-type="float">
            <text:p>0.1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g130</text:p>
          </table:table-cell>
          <table:table-cell table:style-name="ce1" office:value-type="float" office:value="0.0393486" calcext:value-type="float">
            <text:p>0.039348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30</text:p>
          </table:table-cell>
          <table:table-cell office:value-type="string" calcext:value-type="string">
            <text:p>fithistos/Ag130.root</text:p>
          </table:table-cell>
          <table:table-cell office:value-type="float" office:value="0.01" calcext:value-type="float">
            <text:p>0.01</text:p>
          </table:table-cell>
          <table:table-cell table:formula="of:=[.C5]*4" office:value-type="float" office:value="0.1573944" calcext:value-type="float">
            <text:p>0.15739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g131</text:p>
          </table:table-cell>
          <table:table-cell table:style-name="ce1" office:value-type="float" office:value="0.0352991" calcext:value-type="float">
            <text:p>0.0352991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Ag131</text:p>
          </table:table-cell>
          <table:table-cell office:value-type="string" calcext:value-type="string">
            <text:p>fithistos/Ag131.root</text:p>
          </table:table-cell>
          <table:table-cell office:value-type="float" office:value="0.01" calcext:value-type="float">
            <text:p>0.01</text:p>
          </table:table-cell>
          <table:table-cell table:formula="of:=[.C6]*4" office:value-type="float" office:value="0.1411964" calcext:value-type="float">
            <text:p>0.14119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d130</text:p>
          </table:table-cell>
          <table:table-cell office:value-type="float" office:value="0.133979" calcext:value-type="float">
            <text:p>0.133979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0</text:p>
          </table:table-cell>
          <table:table-cell table:style-name="ce3" office:value-type="string" calcext:value-type="string">
            <text:p>fithistos/Cd130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7]*4" office:value-type="float" office:value="0.535916" calcext:value-type="float">
            <text:p>0.535916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office:value-type="string" calcext:value-type="string">
            <text:p>Cd131</text:p>
          </table:table-cell>
          <table:table-cell office:value-type="float" office:value="0.0970468" calcext:value-type="float">
            <text:p>0.0970468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1</text:p>
          </table:table-cell>
          <table:table-cell table:style-name="ce3" office:value-type="string" calcext:value-type="string">
            <text:p>fithistos/Cd131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8]*4" office:value-type="float" office:value="0.3881872" calcext:value-type="float">
            <text:p>0.3881872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office:value-type="string" calcext:value-type="string">
            <text:p>Cd132</text:p>
          </table:table-cell>
          <table:table-cell office:value-type="float" office:value="0.0867016" calcext:value-type="float">
            <text:p>0.0867016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2</text:p>
          </table:table-cell>
          <table:table-cell table:style-name="ce3" office:value-type="string" calcext:value-type="string">
            <text:p>fithistos/Cd132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9]*4" office:value-type="float" office:value="0.3468064" calcext:value-type="float">
            <text:p>0.3468064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office:value-type="string" calcext:value-type="string">
            <text:p>Cd133</text:p>
          </table:table-cell>
          <table:table-cell office:value-type="float" office:value="0.0537177" calcext:value-type="float">
            <text:p>0.0537177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Cd133</text:p>
          </table:table-cell>
          <table:table-cell table:style-name="ce3" office:value-type="string" calcext:value-type="string">
            <text:p>fithistos/Cd133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0]*4" office:value-type="float" office:value="0.2148708" calcext:value-type="float">
            <text:p>0.2148708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table:style-name="ce1" office:value-type="string" calcext:value-type="string">
            <text:p>In131</text:p>
          </table:table-cell>
          <table:table-cell table:style-name="ce1" office:value-type="float" office:value="0.274874" calcext:value-type="float">
            <text:p>0.27487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1</text:p>
          </table:table-cell>
          <table:table-cell office:value-type="string" calcext:value-type="string">
            <text:p>fithistos/In131.root</text:p>
          </table:table-cell>
          <table:table-cell office:value-type="float" office:value="0.01" calcext:value-type="float">
            <text:p>0.01</text:p>
          </table:table-cell>
          <table:table-cell table:formula="of:=[.C11]*4" office:value-type="float" office:value="1.099496" calcext:value-type="float">
            <text:p>1.0994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132</text:p>
          </table:table-cell>
          <table:table-cell table:style-name="ce1" office:value-type="float" office:value="0.205336" calcext:value-type="float">
            <text:p>0.205336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2</text:p>
          </table:table-cell>
          <table:table-cell office:value-type="string" calcext:value-type="string">
            <text:p>fithistos/In132.root</text:p>
          </table:table-cell>
          <table:table-cell office:value-type="float" office:value="0.01" calcext:value-type="float">
            <text:p>0.01</text:p>
          </table:table-cell>
          <table:table-cell table:formula="of:=[.C12]*4" office:value-type="float" office:value="0.821344" calcext:value-type="float">
            <text:p>0.8213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133</text:p>
          </table:table-cell>
          <table:table-cell table:style-name="ce1" office:value-type="float" office:value="0.164124" calcext:value-type="float">
            <text:p>0.16412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3</text:p>
          </table:table-cell>
          <table:table-cell office:value-type="string" calcext:value-type="string">
            <text:p>fithistos/In133.root</text:p>
          </table:table-cell>
          <table:table-cell office:value-type="float" office:value="0.01" calcext:value-type="float">
            <text:p>0.01</text:p>
          </table:table-cell>
          <table:table-cell table:formula="of:=[.C13]*4" office:value-type="float" office:value="0.656496" calcext:value-type="float">
            <text:p>0.65649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n134</text:p>
          </table:table-cell>
          <table:table-cell table:style-name="ce1" office:value-type="float" office:value="0.132432" calcext:value-type="float">
            <text:p>0.132432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4</text:p>
          </table:table-cell>
          <table:table-cell office:value-type="string" calcext:value-type="string">
            <text:p>fithistos/In134.root</text:p>
          </table:table-cell>
          <table:table-cell office:value-type="float" office:value="0.01" calcext:value-type="float">
            <text:p>0.01</text:p>
          </table:table-cell>
          <table:table-cell table:formula="of:=[.C14]*4" office:value-type="float" office:value="0.529728" calcext:value-type="float">
            <text:p>0.529728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/>
          <table:table-cell table:style-name="ce1" office:value-type="string" calcext:value-type="string">
            <text:p>In135</text:p>
          </table:table-cell>
          <table:table-cell table:style-name="ce1" office:value-type="float" office:value="0.10344" calcext:value-type="float">
            <text:p>0.10344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5</text:p>
          </table:table-cell>
          <table:table-cell office:value-type="string" calcext:value-type="string">
            <text:p>fithistos/In135.root</text:p>
          </table:table-cell>
          <table:table-cell office:value-type="float" office:value="0.01" calcext:value-type="float">
            <text:p>0.01</text:p>
          </table:table-cell>
          <table:table-cell table:formula="of:=[.C15]*4" office:value-type="float" office:value="0.41376" calcext:value-type="float">
            <text:p>0.41376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Sn134</text:p>
          </table:table-cell>
          <table:table-cell office:value-type="float" office:value="0.97875" calcext:value-type="float">
            <text:p>0.97875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4</text:p>
          </table:table-cell>
          <table:table-cell table:style-name="ce3" office:value-type="string" calcext:value-type="string">
            <text:p>fithistos/Sn134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6]" office:value-type="float" office:value="0.97875" calcext:value-type="float">
            <text:p>0.97875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office:value-type="string" calcext:value-type="string">
            <text:p>Sn135</text:p>
          </table:table-cell>
          <table:table-cell office:value-type="float" office:value="0.475071" calcext:value-type="float">
            <text:p>0.475071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5</text:p>
          </table:table-cell>
          <table:table-cell table:style-name="ce3" office:value-type="string" calcext:value-type="string">
            <text:p>fithistos/Sn135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7]" office:value-type="float" office:value="0.475071" calcext:value-type="float">
            <text:p>0.475071</text:p>
          </table:table-cell>
          <table:table-cell/>
          <table:table-cell table:style-name="ce3" table:number-columns-repeated="6"/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office:value-type="float" office:value="0.353196" calcext:value-type="float">
            <text:p>0.353196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6</text:p>
          </table:table-cell>
          <table:table-cell table:style-name="ce3" office:value-type="string" calcext:value-type="string">
            <text:p>fithistos/Sn136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8]" office:value-type="float" office:value="0.353196" calcext:value-type="float">
            <text:p>0.353196</text:p>
          </table:table-cell>
          <table:table-cell/>
          <table:table-cell table:style-name="ce3" table:number-columns-repeated="4"/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Sn137</text:p>
          </table:table-cell>
          <table:table-cell office:value-type="float" office:value="0.232899" calcext:value-type="float">
            <text:p>0.232899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7</text:p>
          </table:table-cell>
          <table:table-cell table:style-name="ce3" office:value-type="string" calcext:value-type="string">
            <text:p>fithistos/Sn137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19]" office:value-type="float" office:value="0.232899" calcext:value-type="float">
            <text:p>0.232899</text:p>
          </table:table-cell>
          <table:table-cell/>
          <table:table-cell table:style-name="ce3" table:number-columns-repeated="4"/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Sn138</text:p>
          </table:table-cell>
          <table:table-cell office:value-type="float" office:value="0.158052" calcext:value-type="float">
            <text:p>0.158052</text:p>
          </table:table-cell>
          <table:table-cell table:style-name="ce3"/>
          <table:table-cell table:style-name="ce3" office:value-type="string" calcext:value-type="string">
            <text:p>./offlinemakefinalhistos.sh</text:p>
          </table:table-cell>
          <table:table-cell table:style-name="ce3" office:value-type="string" calcext:value-type="string">
            <text:p>list/listlowin.txt</text:p>
          </table:table-cell>
          <table:table-cell table:style-name="ce3" office:value-type="string" calcext:value-type="string">
            <text:p>Sn138</text:p>
          </table:table-cell>
          <table:table-cell table:style-name="ce3" office:value-type="string" calcext:value-type="string">
            <text:p>fithistos/Sn138.root</text:p>
          </table:table-cell>
          <table:table-cell office:value-type="float" office:value="0.01" calcext:value-type="float">
            <text:p>0.01</text:p>
          </table:table-cell>
          <table:table-cell table:style-name="ce3" table:formula="of:=[.C20]" office:value-type="float" office:value="0.158052" calcext:value-type="float">
            <text:p>0.158052</text:p>
          </table:table-cell>
          <table:table-cell/>
          <table:table-cell table:style-name="ce3" table:number-columns-repeated="4"/>
          <table:table-cell/>
          <table:table-cell table:style-name="ce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136</text:p>
          </table:table-cell>
          <table:table-cell table:style-name="ce1" office:value-type="float" office:value="0.085" calcext:value-type="float">
            <text:p>0.085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In136</text:p>
          </table:table-cell>
          <table:table-cell office:value-type="string" calcext:value-type="string">
            <text:p>fithistos/In136.root</text:p>
          </table:table-cell>
          <table:table-cell office:value-type="float" office:value="0.01" calcext:value-type="float">
            <text:p>0.01</text:p>
          </table:table-cell>
          <table:table-cell table:formula="of:=[.C24]*4" office:value-type="float" office:value="0.34" calcext:value-type="float">
            <text:p>0.34</text:p>
          </table:table-cell>
          <table:table-cell table:number-columns-repeated="5"/>
          <table:table-cell table:style-name="ce3"/>
          <table:table-cell/>
        </table:table-row>
        <table:table-row table:style-name="ro1">
          <table:table-cell/>
          <table:table-cell table:style-name="Default" office:value-type="string" calcext:value-type="string">
            <text:p>Cd134</text:p>
          </table:table-cell>
          <table:table-cell table:style-name="Default" office:value-type="float" office:value="0.065" calcext:value-type="float">
            <text:p>0.065</text:p>
          </table:table-cell>
          <table:table-cell/>
          <table:table-cell office:value-type="string" calcext:value-type="string">
            <text:p>./offlinemakefinalhistos.sh</text:p>
          </table:table-cell>
          <table:table-cell office:value-type="string" calcext:value-type="string">
            <text:p>list/listlowin.txt</text:p>
          </table:table-cell>
          <table:table-cell office:value-type="string" calcext:value-type="string">
            <text:p>Cd134</text:p>
          </table:table-cell>
          <table:table-cell office:value-type="string" calcext:value-type="string">
            <text:p>fithistos/Cd134.root</text:p>
          </table:table-cell>
          <table:table-cell office:value-type="float" office:value="0.01" calcext:value-type="float">
            <text:p>0.01</text:p>
          </table:table-cell>
          <table:table-cell table:formula="of:=[.C25]*4" office:value-type="float" office:value="0.26" calcext:value-type="float">
            <text:p>0.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 style:data-style-name="N2" text:time-value="13:43:43.520837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0:15:00.760513277</meta:creation-date>
    <dc:date>2020-02-21T13:53:16.649677430</dc:date>
    <meta:editing-duration>PT17H5M21S</meta:editing-duration>
    <meta:editing-cycles>15</meta:editing-cycles>
    <meta:generator>LibreOffice/5.0.6.2$Linux_X86_64 LibreOffice_project/00$Build-2</meta:generator>
    <meta:document-statistic meta:table-count="1" meta:cell-count="152" meta:object-count="0"/>
  </office:meta>
</office:document-meta>
</file>